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" draw:marker-end-width="0.3cm" draw:textarea-horizontal-align="center" draw:textarea-vertical-align="middle"/>
    </style:style>
    <style:style style:name="gr5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id="id6" draw:layer="layout" svg:width="4cm" svg:height="3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id="id1" draw:layer="layout" svg:width="2cm" svg:height="2cm" svg:x="7cm" svg:y="2.5cm">
          <text:p text:style-name="P1"><text:span text:style-name="T1">Bemenő</text:span></text:p>
          <text:p text:style-name="P1"><text:span text:style-name="T1">adatfáj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2" draw:id="id5" draw:layer="layout" svg:width="4cm" svg:height="1.5cm" svg:x="11.5cm" svg:y="2cm">
          <text:p text:style-name="P1"><text:span text:style-name="T1">Adatstruktúrák</text:span></text:p>
          <text:p text:style-name="P1"><text:span text:style-name="T1">inicializálá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2" draw:layer="layout" svg:width="4cm" svg:height="2cm" svg:x="6cm" svg:y="6cm">
          <text:p text:style-name="P1"><text:span text:style-name="T1">fájlbeolvasá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3" draw:layer="layout" svg:width="4cm" svg:height="1.5cm" svg:x="11.5cm" svg:y="4.5cm">
          <text:p text:style-name="P1"><text:span text:style-name="T1">Pontadatok</text:span></text:p>
          <text:p text:style-name="P1"><text:span text:style-name="T1">tárolá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4" draw:layer="layout" svg:width="4cm" svg:height="1.5cm" svg:x="11.5cm" svg:y="7cm">
          <text:p text:style-name="P1"><text:span text:style-name="T1">Tetraéderadatok</text:span></text:p>
          <text:p text:style-name="P1"><text:span text:style-name="T1">tárolá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8cm" svg:y1="4.5cm" svg:x2="8cm" svg:y2="6cm" draw:start-shape="id1" draw:start-glue-point="7" draw:end-shape="id2" draw:end-glue-point="4" svg:d="m8000 4500v1500">
          <text:p/>
        </draw:connector>
        <draw:connector draw:style-name="gr4" draw:text-style-name="P1" draw:layer="layout" draw:line-skew="-0.251cm" svg:x1="10cm" svg:y1="7cm" svg:x2="11.5cm" svg:y2="5.25cm" draw:start-shape="id2" draw:start-glue-point="7" draw:end-shape="id3" draw:end-glue-point="5" svg:d="m10000 7000h500v-1750h1000">
          <text:p/>
        </draw:connector>
        <draw:connector draw:style-name="gr5" draw:text-style-name="P1" draw:layer="layout" draw:line-skew="-0.364cm" svg:x1="10cm" svg:y1="7cm" svg:x2="11.5cm" svg:y2="7.75cm" draw:start-shape="id2" draw:start-glue-point="7" draw:end-shape="id4" draw:end-glue-point="3" svg:d="m10000 7000h497v750h1003">
          <text:p/>
        </draw:connector>
        <draw:connector draw:style-name="gr6" draw:text-style-name="P1" draw:layer="layout" svg:x1="13.5cm" svg:y1="3.5cm" svg:x2="13.5cm" svg:y2="4.5cm" draw:start-shape="id5" draw:start-glue-point="6" draw:end-shape="id3" draw:end-glue-point="4" svg:d="m13500 3500v1000">
          <text:p/>
        </draw:connector>
        <draw:line draw:style-name="gr6" draw:text-style-name="P1" draw:layer="layout" svg:x1="13.5cm" svg:y1="6cm" svg:x2="13.5cm" svg:y2="7cm">
          <text:p/>
        </draw:line>
        <draw:custom-shape draw:style-name="gr2" draw:text-style-name="P2" draw:id="id7" draw:layer="layout" svg:width="4cm" svg:height="2cm" svg:x="11.5cm" svg:y="11cm">
          <text:p text:style-name="P1"><text:span text:style-name="T1">Teljes hálózatra </text:span></text:p>
          <text:p text:style-name="P1"><text:span text:style-name="T1">vonatkozó</text:span></text:p>
          <text:p text:style-name="P1"><text:span text:style-name="T1">statikus adato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id="id10" draw:layer="layout" svg:width="3.5cm" svg:height="1.5cm" svg:x="12cm" svg:y="8.5cm">
          <text:p text:style-name="P1"><text:span text:style-name="T1">Statikus adatok</text:span></text:p>
          <text:p text:style-name="P1"><text:span text:style-name="T1">számítá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3.5cm" svg:y1="10cm" svg:x2="13.5cm" svg:y2="11cm" draw:start-shape="id6" draw:end-shape="id7" draw:end-glue-point="4" svg:d="m13500 10000v1000">
          <text:p/>
        </draw:connector>
        <draw:custom-shape draw:style-name="gr2" draw:text-style-name="P2" draw:id="id13" draw:layer="layout" svg:width="4cm" svg:height="1.5cm" svg:x="11.5cm" svg:y="14cm">
          <text:p text:style-name="P1"><text:span text:style-name="T1">Tesztesetek </text:span></text:p>
          <text:p text:style-name="P1"><text:span text:style-name="T1">futtatá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id="id8" draw:layer="layout" svg:width="4.5cm" svg:height="1cm" svg:x="17.5cm" svg:y="2.5cm">
          <text:p text:style-name="P1"><text:span text:style-name="T1">koordinátá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curve" svg:x1="17.5cm" svg:y1="3cm" svg:x2="15.5cm" svg:y2="5.25cm" draw:start-shape="id8" draw:start-glue-point="5" draw:end-shape="id3" draw:end-glue-point="7" svg:d="m17500 3000c-1498 0-499 2250-2000 2250">
          <text:p/>
        </draw:connector>
        <draw:custom-shape draw:style-name="gr7" draw:text-style-name="P2" draw:id="id9" draw:layer="layout" svg:width="4.5cm" svg:height="1cm" svg:x="17.5cm" svg:y="4.5cm">
          <text:p text:style-name="P1"><text:span text:style-name="T1">csúcsponto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curve" svg:x1="15.5cm" svg:y1="7.75cm" svg:x2="17.5cm" svg:y2="5cm" draw:start-shape="id4" draw:start-glue-point="3" draw:end-shape="id9" draw:end-glue-point="5" svg:d="m15500 7750c1377 0 377-2750 2000-2750">
          <text:p/>
        </draw:connector>
        <draw:custom-shape draw:style-name="gr7" draw:text-style-name="P2" draw:layer="layout" svg:width="4.5cm" svg:height="1cm" svg:x="17.5cm" svg:y="12cm">
          <text:p text:style-name="P1"><text:span text:style-name="T1">szomszédossá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5cm" svg:height="1cm" svg:x="17.5cm" svg:y="14cm">
          <text:p text:style-name="P1"><text:span text:style-name="T1">pontkeresőf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id="id12" draw:layer="layout" svg:width="4.5cm" svg:height="1cm" svg:x="17.5cm" svg:y="13cm">
          <text:p text:style-name="P1"><text:span text:style-name="T1">csúcsszomszédo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5cm" svg:height="1cm" svg:x="17.5cm" svg:y="6cm">
          <text:p text:style-name="P1"><text:span text:style-name="T1">oldalterülete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id="id11" draw:layer="layout" svg:width="4.5cm" svg:height="1cm" svg:x="17.5cm" svg:y="8cm">
          <text:p text:style-name="P1"><text:span text:style-name="T1">térfoga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5cm" svg:height="1cm" svg:x="17.5cm" svg:y="7cm">
          <text:p text:style-name="P1"><text:span text:style-name="T1">normálvektoro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8" draw:text-style-name="P1" draw:layer="layout" draw:type="curve" svg:x1="15.5cm" svg:y1="9.25cm" svg:x2="17.5cm" svg:y2="8.5cm" draw:start-shape="id10" draw:start-glue-point="7" draw:end-shape="id11" draw:end-glue-point="5" svg:d="m15500 9250c1501 0 502-750 2000-750">
          <text:p/>
        </draw:connector>
        <draw:connector draw:style-name="gr8" draw:text-style-name="P1" draw:layer="layout" draw:type="curve" svg:x1="15.5cm" svg:y1="12cm" svg:x2="17.5cm" svg:y2="13.5cm" draw:start-shape="id7" draw:start-glue-point="7" draw:end-shape="id12" draw:end-glue-point="5" svg:d="m15500 12000c1501 0 502 1500 2000 1500">
          <text:p/>
        </draw:connector>
        <draw:connector draw:style-name="gr6" draw:text-style-name="P1" draw:layer="layout" svg:x1="13.5cm" svg:y1="13cm" svg:x2="13.5cm" svg:y2="14cm" draw:start-shape="id7" draw:start-glue-point="6" draw:end-shape="id13" draw:end-glue-point="4" svg:d="m13500 13000v1000">
          <text:p/>
        </draw:connector>
        <draw:custom-shape draw:style-name="gr7" draw:text-style-name="P2" draw:layer="layout" svg:width="4.5cm" svg:height="1cm" svg:x="17.5cm" svg:y="9cm">
          <text:p text:style-name="P1"><text:span text:style-name="T1">súlypo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4.5cm" svg:height="1cm" svg:x="17.5cm" svg:y="10cm">
          <text:p text:style-name="P1"><text:span text:style-name="T1">állapottömb i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4cm" svg:height="1.5cm" svg:x="11.5cm" svg:y="16.5cm">
          <text:p text:style-name="P1"><text:span text:style-name="T1">Erőforrások</text:span></text:p>
          <text:p text:style-name="P1"><text:span text:style-name="T1">felszabadítás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3.5cm" svg:y1="15.5cm" svg:x2="13.5cm" svg:y2="16.5cm" draw:start-shape="id13" draw:start-glue-point="6" svg:d="m13500 15500v1000">
          <text:p/>
        </draw:connector>
        <draw:custom-shape draw:style-name="gr2" draw:text-style-name="P1" draw:id="id14" draw:layer="layout" svg:width="4cm" svg:height="2cm" svg:x="6cm" svg:y="14.5cm">
          <text:p text:style-name="P1"><text:span text:style-name="T2">Eredmények</text:span></text:p>
          <text:p text:style-name="P1"><text:span text:style-name="T2">kiiratása</text:span>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8" draw:text-style-name="P1" draw:layer="layout" svg:x1="10cm" svg:y1="15.5cm" svg:x2="11.5cm" svg:y2="14.75cm" draw:start-shape="id14" draw:start-glue-point="7" draw:end-shape="id13" draw:end-glue-point="5" svg:d="m10000 15500h751v-750h7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tin József</meta:initial-creator>
    <meta:creation-date>2011-01-09T19:25:28</meta:creation-date>
    <dc:date>2011-01-18T00:29:56</dc:date>
    <dc:creator>Martin József</dc:creator>
    <meta:editing-duration>PT05H01M59S</meta:editing-duration>
    <meta:editing-cycles>7</meta:editing-cycles>
    <meta:generator>OpenOffice.org/3.2$Linux OpenOffice.org_project/320m12$Build-9483</meta:generator>
    <meta:document-statistic meta:object-count="34"/>
  </office:meta>
</office:document-meta>
</file>